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06cm" svg:height="0.805cm" svg:x="16.742cm" svg:y="5.10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2" draw:text-style-name="P1" draw:layer="layout" svg:width="0.805cm" svg:height="0.805cm" svg:x="14.885cm" svg:y="5.10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9.388cm" svg:y="5.10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7.62cm" svg:y="5.10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5.864cm" svg:y="5.10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2.141cm" svg:y="5.1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5cm" svg:height="0.805cm" svg:x="13.898cm" svg:y="5.1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806cm" svg:height="0.806cm" svg:x="7.361cm" svg:y="9.66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6cm" svg:height="0.805cm" svg:x="7.361cm" svg:y="10.537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2" draw:text-style-name="P1" draw:layer="layout" svg:width="0.806cm" svg:height="0.805cm" svg:x="7.361cm" svg:y="11.416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0.385cm" svg:y="5.1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5cm" svg:x="11.263cm" svg:y="5.1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805cm" svg:height="0.806cm" svg:x="5.605cm" svg:y="9.66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6cm" svg:height="0.806cm" svg:x="6.483cm" svg:y="9.66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5cm" svg:height="0.805cm" svg:x="5.572cm" svg:y="12.402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6cm" svg:height="0.805cm" svg:x="6.45cm" svg:y="12.402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2" draw:text-style-name="P1" draw:layer="layout" svg:width="0.805cm" svg:height="0.805cm" svg:x="5.605cm" svg:y="14.191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2" draw:text-style-name="P1" draw:layer="layout" svg:width="0.806cm" svg:height="0.805cm" svg:x="6.45cm" svg:y="13.281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6cm" svg:height="0.803cm" svg:x="7.35cm" svg:y="6.034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5cm" svg:height="0.803cm" svg:x="5.594cm" svg:y="6.034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6cm" svg:height="0.803cm" svg:x="6.472cm" svg:y="6.034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3.019cm" svg:y="5.1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806cm" svg:height="0.806cm" svg:x="8.228cm" svg:y="6.912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6cm" svg:height="0.805cm" svg:x="8.228cm" svg:y="7.789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2" draw:text-style-name="P1" draw:layer="layout" svg:width="0.806cm" svg:height="0.805cm" svg:x="8.228cm" svg:y="8.668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6cm" svg:height="0.803cm" svg:x="8.228cm" svg:y="6.034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6cm" svg:height="0.806cm" svg:x="7.35cm" svg:y="6.912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6cm" svg:height="0.805cm" svg:x="7.35cm" svg:y="7.789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6cm" svg:height="0.805cm" svg:x="7.35cm" svg:y="8.668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5cm" svg:height="0.806cm" svg:x="5.594cm" svg:y="6.912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6cm" svg:height="0.806cm" svg:x="6.472cm" svg:y="6.912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5cm" svg:height="0.805cm" svg:x="5.594cm" svg:y="7.789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6cm" svg:height="0.805cm" svg:x="6.472cm" svg:y="7.789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5cm" svg:height="0.805cm" svg:x="5.594cm" svg:y="8.668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6cm" svg:height="0.805cm" svg:x="6.472cm" svg:y="8.668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5cm" svg:height="0.805cm" svg:x="5.605cm" svg:y="10.537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6cm" svg:height="0.805cm" svg:x="6.483cm" svg:y="10.537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5cm" svg:height="0.805cm" svg:x="5.605cm" svg:y="11.416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6cm" svg:height="0.805cm" svg:x="6.483cm" svg:y="11.416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5cm" svg:height="0.805cm" svg:x="5.572cm" svg:y="13.281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1" draw:layer="layout" svg:width="0.806cm" svg:height="0.805cm" svg:x="7.361cm" svg:y="1.518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1" draw:layer="layout" svg:width="0.805cm" svg:height="0.805cm" svg:x="9.118cm" svg:y="1.518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5cm" svg:height="0.806cm" svg:x="9.118cm" svg:y="3.275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5cm" svg:height="0.805cm" svg:x="9.118cm" svg:y="4.152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2" draw:text-style-name="P1" draw:layer="layout" svg:width="0.805cm" svg:height="0.805cm" svg:x="9.118cm" svg:y="5.031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1" draw:layer="layout" svg:width="0.805cm" svg:height="0.805cm" svg:x="5.605cm" svg:y="1.518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1" draw:layer="layout" svg:width="0.806cm" svg:height="0.805cm" svg:x="6.483cm" svg:y="1.518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5cm" svg:height="0.803cm" svg:x="9.118cm" svg:y="2.397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1" draw:layer="layout" svg:width="0.806cm" svg:height="0.805cm" svg:x="8.239cm" svg:y="1.518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6cm" svg:height="0.806cm" svg:x="7.361cm" svg:y="3.275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6cm" svg:height="0.805cm" svg:x="7.361cm" svg:y="4.152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6cm" svg:height="0.805cm" svg:x="7.361cm" svg:y="5.031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1" draw:layer="layout" svg:width="0.805cm" svg:height="0.806cm" svg:x="5.605cm" svg:y="3.275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6cm" svg:height="0.806cm" svg:x="6.483cm" svg:y="3.275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1" draw:layer="layout" svg:width="0.805cm" svg:height="0.805cm" svg:x="5.605cm" svg:y="4.152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6cm" svg:height="0.805cm" svg:x="6.483cm" svg:y="4.152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1" draw:layer="layout" svg:width="0.805cm" svg:height="0.805cm" svg:x="5.605cm" svg:y="5.031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6cm" svg:height="0.805cm" svg:x="6.483cm" svg:y="5.031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6cm" svg:height="0.803cm" svg:x="7.361cm" svg:y="2.397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1" draw:layer="layout" svg:width="0.805cm" svg:height="0.803cm" svg:x="5.605cm" svg:y="2.397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6cm" svg:height="0.803cm" svg:x="6.483cm" svg:y="2.397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3" draw:text-style-name="P1" draw:layer="layout" svg:width="0.806cm" svg:height="0.806cm" svg:x="8.239cm" svg:y="3.275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6cm" svg:height="0.805cm" svg:x="8.239cm" svg:y="4.152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4" draw:text-style-name="P1" draw:layer="layout" svg:width="0.806cm" svg:height="0.805cm" svg:x="8.239cm" svg:y="5.031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5" draw:text-style-name="P1" draw:layer="layout" svg:width="0.806cm" svg:height="0.803cm" svg:x="8.239cm" svg:y="2.397cm">
          <text:p/>
          <draw:enhanced-geometry svg:viewBox="0 0 21600 21600" draw:glue-points="10800 0 0 10800 10800 21600 21600 10800" draw:mirror-vertical="true" draw:type="flowchart-process" draw:enhanced-path="M 0 0 L 21600 0 21600 21600 0 21600 0 0 Z N"/>
        </draw:custom-shape>
        <draw:custom-shape draw:style-name="gr6" draw:text-style-name="P1" draw:layer="layout" svg:width="0.806cm" svg:height="0.805cm" svg:x="16.768cm" svg:y="13.99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6" draw:text-style-name="P1" draw:layer="layout" svg:width="0.805cm" svg:height="0.805cm" svg:x="14.911cm" svg:y="13.99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5" draw:text-style-name="P1" draw:layer="layout" svg:width="0.805cm" svg:height="0.806cm" svg:x="14.911cm" svg:y="12.23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3" draw:text-style-name="P1" draw:layer="layout" svg:width="0.805cm" svg:height="0.805cm" svg:x="14.911cm" svg:y="11.35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3" draw:text-style-name="P1" draw:layer="layout" svg:width="0.805cm" svg:height="0.805cm" svg:x="14.911cm" svg:y="10.4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7" draw:text-style-name="P1" draw:layer="layout" svg:width="0.805cm" svg:height="0.805cm" svg:x="19.414cm" svg:y="13.99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6" draw:text-style-name="P1" draw:layer="layout" svg:width="0.806cm" svg:height="0.805cm" svg:x="17.646cm" svg:y="13.99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5" draw:text-style-name="P1" draw:layer="layout" svg:width="0.805cm" svg:height="0.803cm" svg:x="14.911cm" svg:y="13.11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6" draw:text-style-name="P1" draw:layer="layout" svg:width="0.806cm" svg:height="0.805cm" svg:x="15.89cm" svg:y="13.99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5" draw:text-style-name="P1" draw:layer="layout" svg:width="0.806cm" svg:height="0.806cm" svg:x="16.768cm" svg:y="12.23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3" draw:text-style-name="P1" draw:layer="layout" svg:width="0.806cm" svg:height="0.805cm" svg:x="16.768cm" svg:y="11.35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3" draw:text-style-name="P1" draw:layer="layout" svg:width="0.806cm" svg:height="0.805cm" svg:x="16.768cm" svg:y="10.4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6cm" svg:x="19.414cm" svg:y="12.23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5" draw:text-style-name="P1" draw:layer="layout" svg:width="0.806cm" svg:height="0.806cm" svg:x="17.646cm" svg:y="12.23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9.414cm" svg:y="11.35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7.646cm" svg:y="11.35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9.414cm" svg:y="10.4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7.646cm" svg:y="10.4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5" draw:text-style-name="P1" draw:layer="layout" svg:width="0.806cm" svg:height="0.803cm" svg:x="16.768cm" svg:y="13.11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3cm" svg:x="19.414cm" svg:y="13.11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5" draw:text-style-name="P1" draw:layer="layout" svg:width="0.806cm" svg:height="0.803cm" svg:x="17.646cm" svg:y="13.11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5" draw:text-style-name="P1" draw:layer="layout" svg:width="0.806cm" svg:height="0.806cm" svg:x="15.89cm" svg:y="12.23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3" draw:text-style-name="P1" draw:layer="layout" svg:width="0.806cm" svg:height="0.805cm" svg:x="15.89cm" svg:y="11.35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3" draw:text-style-name="P1" draw:layer="layout" svg:width="0.806cm" svg:height="0.805cm" svg:x="15.89cm" svg:y="10.4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5" draw:text-style-name="P1" draw:layer="layout" svg:width="0.806cm" svg:height="0.803cm" svg:x="15.89cm" svg:y="13.11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6" draw:text-style-name="P1" draw:layer="layout" svg:width="0.806cm" svg:height="0.805cm" svg:x="12.167cm" svg:y="13.9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0.805cm" svg:height="0.805cm" svg:x="13.924cm" svg:y="13.9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805cm" svg:height="0.806cm" svg:x="13.924cm" svg:y="12.2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805cm" svg:height="0.805cm" svg:x="13.924cm" svg:y="11.3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805cm" svg:height="0.805cm" svg:x="13.924cm" svg:y="10.4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0.805cm" svg:height="0.805cm" svg:x="10.411cm" svg:y="13.9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0.806cm" svg:height="0.805cm" svg:x="11.289cm" svg:y="13.9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805cm" svg:height="0.803cm" svg:x="13.924cm" svg:y="13.1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0.806cm" svg:height="0.805cm" svg:x="13.045cm" svg:y="13.9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806cm" svg:height="0.806cm" svg:x="12.167cm" svg:y="12.2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0.806cm" svg:height="0.805cm" svg:x="12.167cm" svg:y="11.3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5cm" svg:x="12.167cm" svg:y="10.4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0.805cm" svg:height="0.806cm" svg:x="10.411cm" svg:y="12.2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0.806cm" svg:height="0.806cm" svg:x="11.289cm" svg:y="12.2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5cm" svg:height="0.805cm" svg:x="10.411cm" svg:y="11.3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5cm" svg:x="11.289cm" svg:y="11.3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5cm" svg:height="0.805cm" svg:x="10.411cm" svg:y="10.4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0.806cm" svg:height="0.805cm" svg:x="11.289cm" svg:y="10.4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806cm" svg:height="0.803cm" svg:x="12.167cm" svg:y="13.1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0.805cm" svg:height="0.803cm" svg:x="10.411cm" svg:y="13.1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0.806cm" svg:height="0.803cm" svg:x="11.289cm" svg:y="13.1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806cm" svg:height="0.806cm" svg:x="13.045cm" svg:y="12.2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806cm" svg:height="0.805cm" svg:x="13.045cm" svg:y="11.3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806cm" svg:height="0.805cm" svg:x="13.045cm" svg:y="10.4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806cm" svg:height="0.803cm" svg:x="13.045cm" svg:y="13.1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805cm" svg:height="0.806cm" svg:x="14.885cm" svg:y="3.34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2" draw:text-style-name="P1" draw:layer="layout" svg:width="0.805cm" svg:height="0.805cm" svg:x="14.885cm" svg:y="2.46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2" draw:text-style-name="P1" draw:layer="layout" svg:width="0.805cm" svg:height="0.805cm" svg:x="14.885cm" svg:y="1.58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2" draw:text-style-name="P1" draw:layer="layout" svg:width="0.805cm" svg:height="0.803cm" svg:x="14.885cm" svg:y="4.22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6cm" svg:x="16.742cm" svg:y="3.34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6.742cm" svg:y="2.46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6.742cm" svg:y="1.58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6cm" svg:x="19.388cm" svg:y="3.34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6cm" svg:x="17.62cm" svg:y="3.34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9.388cm" svg:y="2.46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7.62cm" svg:y="2.46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9.388cm" svg:y="1.58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7.62cm" svg:y="1.58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3cm" svg:x="16.742cm" svg:y="4.22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3cm" svg:x="19.388cm" svg:y="4.22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3cm" svg:x="17.62cm" svg:y="4.22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6cm" svg:x="15.864cm" svg:y="3.34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5.864cm" svg:y="2.46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5.864cm" svg:y="1.58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3cm" svg:x="15.864cm" svg:y="4.22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6cm" svg:x="13.898cm" svg:y="3.3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5cm" svg:height="0.805cm" svg:x="13.898cm" svg:y="2.4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5cm" svg:height="0.805cm" svg:x="13.898cm" svg:y="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5cm" svg:height="0.803cm" svg:x="13.898cm" svg:y="4.2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6cm" svg:x="12.141cm" svg:y="3.3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5cm" svg:x="12.141cm" svg:y="2.4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5cm" svg:x="12.141cm" svg:y="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5cm" svg:height="0.806cm" svg:x="10.385cm" svg:y="3.3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6cm" svg:x="11.263cm" svg:y="3.3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5cm" svg:height="0.805cm" svg:x="10.385cm" svg:y="2.4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5cm" svg:x="11.263cm" svg:y="2.4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5cm" svg:height="0.805cm" svg:x="10.385cm" svg:y="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5cm" svg:x="11.263cm" svg:y="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3cm" svg:x="12.141cm" svg:y="4.2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5cm" svg:height="0.803cm" svg:x="10.385cm" svg:y="4.2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3cm" svg:x="11.263cm" svg:y="4.2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6cm" svg:x="13.019cm" svg:y="3.3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5cm" svg:x="13.019cm" svg:y="2.4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5cm" svg:x="13.019cm" svg:y="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6cm" svg:height="0.803cm" svg:x="13.019cm" svg:y="4.2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806cm" svg:height="0.805cm" svg:x="16.742cm" svg:y="9.54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3" draw:text-style-name="P1" draw:layer="layout" svg:width="0.805cm" svg:height="0.805cm" svg:x="14.885cm" svg:y="9.54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9.388cm" svg:y="9.54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6cm" svg:height="0.805cm" svg:x="17.62cm" svg:y="9.54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3" draw:text-style-name="P1" draw:layer="layout" svg:width="0.806cm" svg:height="0.805cm" svg:x="15.864cm" svg:y="9.54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7" draw:text-style-name="P1" draw:layer="layout" svg:width="0.806cm" svg:height="0.805cm" svg:x="12.141cm" svg:y="9.5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805cm" svg:height="0.805cm" svg:x="13.898cm" svg:y="9.5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0.805cm" svg:height="0.805cm" svg:x="10.385cm" svg:y="9.5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0.806cm" svg:height="0.805cm" svg:x="11.263cm" svg:y="9.5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806cm" svg:height="0.805cm" svg:x="13.019cm" svg:y="9.5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0.805cm" svg:height="0.806cm" svg:x="14.885cm" svg:y="7.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4" draw:text-style-name="P1" draw:layer="layout" svg:width="0.805cm" svg:height="0.805cm" svg:x="14.885cm" svg:y="6.913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4" draw:text-style-name="P1" draw:layer="layout" svg:width="0.805cm" svg:height="0.805cm" svg:x="14.885cm" svg:y="6.034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4" draw:text-style-name="P1" draw:layer="layout" svg:width="0.805cm" svg:height="0.803cm" svg:x="14.885cm" svg:y="8.6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6cm" svg:height="0.806cm" svg:x="16.742cm" svg:y="7.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6cm" svg:height="0.805cm" svg:x="16.742cm" svg:y="6.913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6cm" svg:height="0.805cm" svg:x="16.742cm" svg:y="6.034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6cm" svg:x="19.388cm" svg:y="7.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6cm" svg:height="0.806cm" svg:x="17.62cm" svg:y="7.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5cm" svg:x="19.388cm" svg:y="6.913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6cm" svg:height="0.805cm" svg:x="17.62cm" svg:y="6.913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5cm" svg:x="19.388cm" svg:y="6.034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6cm" svg:height="0.805cm" svg:x="17.62cm" svg:y="6.034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6cm" svg:height="0.803cm" svg:x="16.742cm" svg:y="8.6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3cm" svg:x="19.388cm" svg:y="8.6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6cm" svg:height="0.803cm" svg:x="17.62cm" svg:y="8.6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4" draw:text-style-name="P1" draw:layer="layout" svg:width="0.806cm" svg:height="0.806cm" svg:x="15.864cm" svg:y="7.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4" draw:text-style-name="P1" draw:layer="layout" svg:width="0.806cm" svg:height="0.805cm" svg:x="15.864cm" svg:y="6.913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4" draw:text-style-name="P1" draw:layer="layout" svg:width="0.806cm" svg:height="0.805cm" svg:x="15.864cm" svg:y="6.034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4" draw:text-style-name="P1" draw:layer="layout" svg:width="0.806cm" svg:height="0.803cm" svg:x="15.864cm" svg:y="8.6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4" draw:text-style-name="P1" draw:layer="layout" svg:width="0.805cm" svg:height="0.806cm" svg:x="13.898cm" svg:y="7.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0.805cm" svg:height="0.805cm" svg:x="13.898cm" svg:y="6.9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0.805cm" svg:height="0.805cm" svg:x="13.898cm" svg:y="6.0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0.805cm" svg:height="0.803cm" svg:x="13.898cm" svg:y="8.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6cm" svg:x="12.141cm" svg:y="7.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5cm" svg:x="12.141cm" svg:y="6.9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5cm" svg:x="12.141cm" svg:y="6.0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5cm" svg:height="0.806cm" svg:x="10.385cm" svg:y="7.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6cm" svg:x="11.263cm" svg:y="7.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5cm" svg:height="0.805cm" svg:x="10.385cm" svg:y="6.9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5cm" svg:x="11.263cm" svg:y="6.9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5cm" svg:height="0.805cm" svg:x="10.385cm" svg:y="6.0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5cm" svg:x="11.263cm" svg:y="6.0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3cm" svg:x="12.141cm" svg:y="8.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5cm" svg:height="0.803cm" svg:x="10.385cm" svg:y="8.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3cm" svg:x="11.263cm" svg:y="8.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6cm" svg:x="13.019cm" svg:y="7.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5cm" svg:x="13.019cm" svg:y="6.9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5cm" svg:x="13.019cm" svg:y="6.0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0.806cm" svg:height="0.803cm" svg:x="13.019cm" svg:y="8.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05cm" svg:height="0.805cm" svg:x="18.498cm" svg:y="5.10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6" draw:text-style-name="P1" draw:layer="layout" svg:width="0.805cm" svg:height="0.805cm" svg:x="18.524cm" svg:y="13.992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6cm" svg:x="18.524cm" svg:y="12.23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8.524cm" svg:y="11.35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8.524cm" svg:y="10.4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3cm" svg:x="18.524cm" svg:y="13.11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6cm" svg:x="18.498cm" svg:y="3.34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8.498cm" svg:y="2.468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8.498cm" svg:y="1.58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3cm" svg:x="18.498cm" svg:y="4.225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1" draw:text-style-name="P1" draw:layer="layout" svg:width="0.805cm" svg:height="0.805cm" svg:x="18.498cm" svg:y="9.54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6cm" svg:x="18.498cm" svg:y="7.79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5cm" svg:x="18.498cm" svg:y="6.913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5cm" svg:x="18.498cm" svg:y="6.034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custom-shape draw:style-name="gr8" draw:text-style-name="P1" draw:layer="layout" svg:width="0.805cm" svg:height="0.803cm" svg:x="18.498cm" svg:y="8.67cm">
          <text:p/>
          <draw:enhanced-geometry svg:viewBox="0 0 21600 21600" draw:glue-points="10800 0 0 10800 10800 21600 21600 10800" draw:mirror-vertical="false" draw:mirror-horizontal="true" draw:type="flowchart-process" draw:enhanced-path="M 0 0 L 21600 0 21600 21600 0 21600 0 0 Z N"/>
        </draw:custom-shape>
        <draw:frame draw:style-name="gr11" draw:layer="layout" svg:width="0.853cm" svg:height="0.962cm" svg:x="21.02cm" svg:y="14.008cm">
          <draw:text-box>
            <text:p>1</text:p>
          </draw:text-box>
        </draw:frame>
        <draw:frame draw:style-name="gr11" draw:layer="layout" svg:width="0.853cm" svg:height="0.962cm" svg:x="21.147cm" svg:y="12.738cm">
          <draw:text-box>
            <text:p>2</text:p>
          </draw:text-box>
        </draw:frame>
        <draw:frame draw:style-name="gr11" draw:layer="layout" svg:width="0.853cm" svg:height="0.962cm" svg:x="21.047cm" svg:y="10.352cm">
          <draw:text-box>
            <text:p>3</text:p>
          </draw:text-box>
        </draw:frame>
        <draw:frame draw:style-name="gr11" draw:layer="layout" svg:width="0.853cm" svg:height="0.962cm" svg:x="21.374cm" svg:y="7.177cm">
          <draw:text-box>
            <text:p>4</text:p>
          </draw:text-box>
        </draw:frame>
        <draw:frame draw:style-name="gr11" draw:layer="layout" svg:width="0.853cm" svg:height="0.962cm" svg:x="21.374cm" svg:y="3.24cm">
          <draw:text-box>
            <text:p>5</text:p>
          </draw:text-box>
        </draw:frame>
        <draw:frame draw:style-name="gr11" draw:layer="layout" svg:width="2.534cm" svg:height="0.962cm" svg:x="13.702cm" svg:y="15.224cm">
          <draw:text-box>
            <text:p>2*5 + 1</text:p>
          </draw:text-box>
        </draw:frame>
        <draw:custom-shape draw:style-name="gr12" draw:text-style-name="P1" draw:layer="layout" svg:width="0.889cm" svg:height="4.191cm" svg:x="20.431cm" svg:y="1.6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762cm" svg:height="3.429cm" svg:x="20.458cm" svg:y="5.95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254cm" svg:height="2.667cm" svg:x="20.558cm" svg:y="9.50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381cm" svg:height="1.778cm" svg:x="20.531cm" svg:y="12.27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254cm" svg:height="0.762cm" svg:x="20.512cm" svg:y="14.0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01:12:19.566055000</meta:creation-date>
    <dc:date>2015-01-21T15:46:47.641221000</dc:date>
    <meta:editing-duration>P1DT13H28M32S</meta:editing-duration>
    <meta:editing-cycles>2</meta:editing-cycles>
    <meta:generator>LibreOffice/4.2.5.2$MacOSX_X86_64 LibreOffice_project/61cb170a04bb1f12e77c884eab9192be736ec5f5</meta:generator>
    <meta:document-statistic meta:object-count="231"/>
  </office:meta>
</office:document-meta>
</file>